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F Pro Text" svg:font-family="'SF Pro Text'" style:font-pitch="variable"/>
    <style:font-face style:name="FreeSerif" svg:font-family="FreeSerif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weight="bold" officeooo:rsid="00091268" officeooo:paragraph-rsid="0009126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14pt" fo:font-weight="bold" officeooo:rsid="00091268" officeooo:paragraph-rsid="0009126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reeSerif" fo:font-size="12pt" fo:font-weight="bold" officeooo:rsid="00091268" officeooo:paragraph-rsid="0009126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0pt" fo:font-weight="bold" officeooo:rsid="00091268" officeooo:paragraph-rsid="00091268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0pt" fo:font-weight="normal" officeooo:rsid="00091268" officeooo:paragraph-rsid="0009126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91268"/>
    </style:style>
    <style:style style:name="P7" style:family="paragraph" style:parent-style-name="Standard">
      <style:paragraph-properties fo:text-align="start" style:justify-single-word="false"/>
      <style:text-properties officeooo:paragraph-rsid="00091f44"/>
    </style:style>
    <style:style style:name="P8" style:family="paragraph" style:parent-style-name="Standard">
      <style:paragraph-properties fo:text-align="start" style:justify-single-word="false"/>
      <style:text-properties officeooo:paragraph-rsid="00092d32"/>
    </style:style>
    <style:style style:name="P9" style:family="paragraph" style:parent-style-name="Standard">
      <style:paragraph-properties fo:text-align="start" style:justify-single-word="false"/>
      <style:text-properties fo:font-size="10pt" officeooo:paragraph-rsid="00091268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091268" officeooo:paragraph-rsid="00091268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091268" officeooo:paragraph-rsid="00091f44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rsid="00091268" officeooo:paragraph-rsid="00092d32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091268" officeooo:paragraph-rsid="000a31f5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091f44" officeooo:paragraph-rsid="00091f44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091f44" officeooo:paragraph-rsid="00092d32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091f44" officeooo:paragraph-rsid="000a31f5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fo:font-weight="bold" officeooo:rsid="00091268" officeooo:paragraph-rsid="00091268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weight="bold" officeooo:paragraph-rsid="00091268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091268" officeooo:paragraph-rsid="00091268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weight="normal" officeooo:rsid="00091268" officeooo:paragraph-rsid="00091f4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weight="normal" officeooo:rsid="00091268" officeooo:paragraph-rsid="00092d32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bold" officeooo:paragraph-rsid="00091268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91268" officeooo:paragraph-rsid="00092d32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91268" officeooo:paragraph-rsid="00091f4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91268" officeooo:paragraph-rsid="0009126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officeooo:rsid="000a31f5" officeooo:paragraph-rsid="000a31f5" style:font-size-asian="12pt" style:font-size-complex="12pt"/>
    </style:style>
    <style:style style:name="T1" style:family="text">
      <style:text-properties style:font-name="FreeSerif" fo:font-size="10pt" officeooo:rsid="00091268" style:font-size-asian="10pt" style:font-size-complex="10pt"/>
    </style:style>
    <style:style style:name="T2" style:family="text">
      <style:text-properties style:font-name="FreeSerif" officeooo:rsid="00091268"/>
    </style:style>
    <style:style style:name="T3" style:family="text">
      <style:text-properties fo:font-size="10pt" officeooo:rsid="00091268" style:font-size-asian="10pt" style:font-size-complex="10pt"/>
    </style:style>
    <style:style style:name="T4" style:family="text">
      <style:text-properties fo:font-size="10pt" fo:font-weight="normal" officeooo:rsid="00091268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091f44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092d32" style:font-size-asian="10pt" style:font-weight-asian="normal" style:font-size-complex="10pt" style:font-weight-complex="normal"/>
    </style:style>
    <style:style style:name="T7" style:family="text">
      <style:text-properties fo:font-size="10pt" fo:font-weight="bold" officeooo:rsid="00091268" style:font-size-asian="10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91f44" style:font-weight-asian="bold" style:font-weight-complex="bold"/>
    </style:style>
    <style:style style:name="T10" style:family="text">
      <style:text-properties fo:font-weight="bold" officeooo:rsid="00092d32" style:font-weight-asian="bold" style:font-weight-complex="bold"/>
    </style:style>
    <style:style style:name="T11" style:family="text">
      <style:text-properties fo:font-weight="bold" officeooo:rsid="000a31f5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91f44" style:font-weight-asian="normal" style:font-weight-complex="normal"/>
    </style:style>
    <style:style style:name="T14" style:family="text">
      <style:text-properties fo:font-weight="normal" officeooo:rsid="00091268" style:font-weight-asian="normal" style:font-weight-complex="normal"/>
    </style:style>
    <style:style style:name="T15" style:family="text">
      <style:text-properties fo:font-weight="normal" officeooo:rsid="00092d32" style:font-weight-asian="normal" style:font-weight-complex="normal"/>
    </style:style>
    <style:style style:name="T16" style:family="text">
      <style:text-properties fo:font-weight="normal" officeooo:rsid="000a31f5" style:font-weight-asian="normal" style:font-weight-complex="normal"/>
    </style:style>
    <style:style style:name="T17" style:family="text">
      <style:text-properties officeooo:rsid="00091f44"/>
    </style:style>
    <style:style style:name="T18" style:family="text">
      <style:text-properties officeooo:rsid="00092d32"/>
    </style:style>
    <style:style style:name="T19" style:family="text">
      <style:text-properties fo:font-variant="normal" fo:text-transform="none" fo:color="#333333" fo:font-size="10pt" fo:letter-spacing="normal" fo:font-weight="normal" officeooo:rsid="00092d32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333333" fo:font-size="10pt" fo:letter-spacing="normal" officeooo:rsid="00092d32" style:font-size-asian="10pt" style:font-size-complex="10pt"/>
    </style:style>
    <style:style style:name="T21" style:family="text">
      <style:text-properties fo:font-variant="normal" fo:text-transform="none" fo:color="#333333" fo:font-size="10pt" fo:letter-spacing="normal" fo:font-weight="bold" officeooo:rsid="00092d32" style:font-size-asian="10pt" style:font-weight-asian="bold" style:font-size-complex="10pt" style:font-weight-complex="bold"/>
    </style:style>
    <style:style style:name="T22" style:family="text">
      <style:text-properties officeooo:rsid="000a31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ZU 2. úloha</text:p>
      <text:p text:style-name="P4">Tomáš Ďuriš (xduris05)</text:p>
      <text:p text:style-name="P4">21.04.2020</text:p>
      <text:p text:style-name="P4"/>
      <text:p text:style-name="P3">Zadanie:</text:p>
      <text:p text:style-name="P5"/>
      <text:p text:style-name="P22"><text:span text:style-name="T1">14.</text:span></text:p>
      <text:p text:style-name="P18">Uvažujte následujících 12 bodů v třírozměrném prostoru: </text:p>
      <text:p text:style-name="P9">[0,1,4], [-1,1,3], [-1,-1,3], [1,0,4], [4,0,0], [5,1,1], [5,-1,-1], [6,0,0], [1,4,0], [2,3,1], [0,4,2], [-1,5,1]. </text:p>
      <text:p text:style-name="P9"/>
      <text:p text:style-name="P9">Metodou K-means zařaďte všechny tyto body do tří shluků s výchozími souřadnicemi středů těchto shluků, které jsou dané jednotlivými zadáními. V každém kroku řešení uveďte aktuální přiřazení jednotlivých bodů aktuálním shlukům a výpočet nových souřadnic středů těchto shluků. Pokud vám při výpočtech středů vyjdou reálná čísla, pak je zaokrouhlujte na dvě desetinná místa. </text:p>
      <text:p text:style-name="P9"/>
      <text:p text:style-name="P22"><text:span text:style-name="T3">Moje stredy zhlukov:</text:span></text:p>
      <text:p text:style-name="P9">[-3,-1,-3] ,[-1,-1,1], [1,0,-3]</text:p>
      <text:p text:style-name="P9"/>
      <text:p text:style-name="P25">Riešenie:</text:p>
      <text:p text:style-name="P17"/>
      <text:p text:style-name="P25">1. iterácia:</text:p>
      <text:p text:style-name="P19"><text:span text:style-name="T8">pôvodné stredy:</text:span> [-3,-1,-3], [-1,-1,1], [1,0,-3]</text:p>
      <text:p text:style-name="P19"/>
      <text:p text:style-name="P10"><text:span text:style-name="T8"><text:tab/>1. zhluk</text:span> (stred : [-3, -1, -3]):</text:p>
      <text:p text:style-name="P10"><text:tab/><text:tab/><text:span text:style-name="T8">body: </text:span></text:p>
      <text:p text:style-name="P10"><text:tab/><text:tab/><text:span text:style-name="T8">výpočet nového stredu:</text:span> V tejto iterácii, sme do zhluku nepridali žiaden bod, <text:span text:style-name="T8">nový stred = pôvodný stred</text:span></text:p>
      <text:p text:style-name="P13"><text:tab/><text:tab/><text:span text:style-name="T9">nový stred:</text:span><text:span text:style-name="T17"> </text:span>[-3, -1, -3] <text:span text:style-name="T13">– </text:span><text:span text:style-name="T11">nezmenil sa</text:span></text:p>
      <text:p text:style-name="P11"/>
      <text:p text:style-name="P10"><text:tab/><text:span text:style-name="T8">2. zhluk</text:span> (stred : <text:span text:style-name="T12">[-1,-1,1]):</text:span></text:p>
      <text:p text:style-name="P10"><text:span text:style-name="T12"><text:tab/><text:tab/></text:span><text:span text:style-name="T8">body:</text:span><text:span text:style-name="T12"> [0, 1, 4], [-1, 1, 3], [-1, -1, 3], [1, 0, 4], [2, 3, 1], [0, 4, 2], [-1, 5, 1]</text:span></text:p>
      <text:p text:style-name="P10"><text:span text:style-name="T12"><text:tab/><text:tab/></text:span><text:span text:style-name="T8">výpočet nového stredu:</text:span></text:p>
      <text:p text:style-name="P10"><text:span text:style-name="T12"><text:tab/><text:tab/><text:tab/>x = </text:span><text:span text:style-name="T13">(0 - 1 - 1 + 1 + 2 + 0 – 1) / 7 = </text:span><text:span text:style-name="T9">0</text:span></text:p>
      <text:p text:style-name="P10"><text:span text:style-name="T13"><text:tab/><text:tab/><text:tab/>y = (1 + 1 - 1 + 0 + 3 + 4 + 5) / 7 = </text:span><text:span text:style-name="T9">1.86</text:span></text:p>
      <text:p text:style-name="P10"><text:span text:style-name="T13"><text:tab/><text:tab/><text:tab/>z = (4 + 3 + 3 + 4 + 1 + 2 + 1) / 7 = </text:span><text:span text:style-name="T9">2.57</text:span></text:p>
      <text:p text:style-name="P10"><text:span text:style-name="T13"><text:tab/><text:tab/></text:span><text:span text:style-name="T9">nový stred:</text:span><text:span text:style-name="T13"> [0, 1.86, 2.56]</text:span></text:p>
      <text:p text:style-name="P10"><text:span text:style-name="T13"/></text:p>
      <text:p text:style-name="P14"><text:span text:style-name="T12"><text:tab/></text:span><text:span text:style-name="T8">3. zhluk</text:span><text:span text:style-name="T12"> (stred : </text:span><text:span text:style-name="T14">[1,0,-3]</text:span><text:span text:style-name="T12">)</text:span></text:p>
      <text:p text:style-name="P14"><text:span text:style-name="T12"><text:tab/><text:tab/></text:span><text:span text:style-name="T8">body:</text:span><text:span text:style-name="T12"> [4, 0, 0], [5, 1, 1], [5, -1, -1], [6, 0, 0], [1, 4, 0]</text:span></text:p>
      <text:p text:style-name="P11"><text:span text:style-name="T12"><text:tab/><text:tab/></text:span><text:span text:style-name="T9">výpočet nového stredu:</text:span></text:p>
      <text:p text:style-name="P11"><text:span text:style-name="T13"><text:tab/></text:span><text:span text:style-name="T12"><text:tab/><text:tab/>x = </text:span><text:span text:style-name="T13">(4 + 5 + 5 + 6 + 1) / 5 = </text:span><text:span text:style-name="T9">4.2</text:span></text:p>
      <text:p text:style-name="P11"><text:span text:style-name="T13"><text:tab/><text:tab/><text:tab/>y = (0 + 1 - 1 + 0 + 4) / 5 = </text:span><text:span text:style-name="T9">0.8</text:span></text:p>
      <text:p text:style-name="P11"><text:span text:style-name="T13"><text:tab/><text:tab/><text:tab/>z = (0 + 1 - 1 + 0 + 0) / 5 = </text:span><text:span text:style-name="T9">0</text:span></text:p>
      <text:p text:style-name="P11"><text:span text:style-name="T13"><text:tab/><text:tab/></text:span><text:span text:style-name="T9">nový stred:</text:span><text:span text:style-name="T13"> [4.2, 0.8, 0] </text:span></text:p>
      <text:p text:style-name="P11"><text:span text:style-name="T13"/></text:p>
      <text:p text:style-name="P24"><text:span text:style-name="T17">2</text:span>. iterácia:</text:p>
      <text:p text:style-name="P20"><text:span text:style-name="T8">pôvodné stredy:</text:span> [-3,-1,-3], [<text:span text:style-name="T17">0, 1.86, 2.57</text:span>], [<text:span text:style-name="T17">4.2</text:span>, 0.<text:span text:style-name="T17">8</text:span>, <text:span text:style-name="T17">0</text:span>]</text:p>
      <text:p text:style-name="P20"/>
      <text:p text:style-name="P11"><text:span text:style-name="T8"><text:tab/>1. zhluk</text:span> (stred : [-3, -1, -3]):</text:p>
      <text:p text:style-name="P11"><text:tab/><text:tab/><text:span text:style-name="T8">body: </text:span></text:p>
      <text:p text:style-name="P11"><text:tab/><text:tab/><text:span text:style-name="T8">výpočet nového stredu:</text:span> V tejto iterácii, sme do zhluku nepridali žiaden bod, nový stred = pôvodný stred</text:p>
      <text:p text:style-name="P11"><text:tab/><text:tab/><text:span text:style-name="T9">nový stred:</text:span><text:span text:style-name="T17"> </text:span>[-3, -1, -3] – <text:span text:style-name="T11">nezmenil sa</text:span></text:p>
      <text:p text:style-name="P11"/>
      <text:p text:style-name="P11"><text:tab/><text:span text:style-name="T8">2. zhluk</text:span> (stred : <text:span text:style-name="T12">[</text:span><text:span text:style-name="T15">0</text:span><text:span text:style-name="T12">, </text:span><text:span text:style-name="T15">1.86</text:span><text:span text:style-name="T12">, </text:span><text:span text:style-name="T15">2.57</text:span><text:span text:style-name="T12">]):</text:span></text:p>
      <text:p text:style-name="P11"><text:span text:style-name="T12"><text:tab/><text:tab/></text:span><text:span text:style-name="T8">body:</text:span><text:span text:style-name="T12"> [0, 1, 4], [-1, 1, 3], [-1, -1, 3], [1, 0, 4], [1, 4, 0], [2, 3, 1], [0, 4, 2], [-1, 5, 1]</text:span></text:p>
      <text:p text:style-name="P12"><text:span text:style-name="T12"><text:tab/><text:tab/></text:span></text:p>
      <text:p text:style-name="P12"><text:soft-page-break/><text:span text:style-name="T12"/></text:p>
      <text:p text:style-name="P8"><text:span text:style-name="T4"><text:tab/><text:tab/></text:span><text:span text:style-name="T7">výpočet nového stredu:</text:span></text:p>
      <text:p text:style-name="P8"><text:span text:style-name="T4"><text:tab/><text:tab/><text:tab/>x = </text:span><text:span text:style-name="T5">(0 - 1 - 1 + 1 + </text:span><text:span text:style-name="T6">1</text:span><text:span text:style-name="T5"> + </text:span><text:span text:style-name="T6">2</text:span><text:span text:style-name="T5"> </text:span><text:span text:style-name="T6">+ 0 – 1</text:span><text:span text:style-name="T5">) / </text:span><text:span text:style-name="T6">8 </text:span><text:span text:style-name="T5">= </text:span><text:span text:style-name="T6">0.125 </text:span><text:span text:style-name="Strong_20_Emphasis"><text:span text:style-name="T20">≐ </text:span></text:span><text:span text:style-name="Strong_20_Emphasis"><text:span text:style-name="T21">0.13</text:span></text:span></text:p>
      <text:p text:style-name="P7"><text:span text:style-name="T5"><text:tab/><text:tab/><text:tab/>y = (1 + 1 - 1 + 0 + </text:span><text:span text:style-name="T6">4 +</text:span><text:span text:style-name="T5"> 3 + 4 + 5) / </text:span><text:span text:style-name="T6">8</text:span><text:span text:style-name="T5"> = </text:span><text:span text:style-name="T6">2.125 </text:span><text:span text:style-name="Strong_20_Emphasis"><text:span text:style-name="T20">≐</text:span></text:span><text:span text:style-name="Strong_20_Emphasis"><text:span text:style-name="T19"> </text:span></text:span><text:span text:style-name="Strong_20_Emphasis"><text:span text:style-name="T21">2.13</text:span></text:span></text:p>
      <text:p text:style-name="P11"><text:span text:style-name="T13"><text:tab/><text:tab/><text:tab/>z = (4 + 3 + 3 + 4 + </text:span><text:span text:style-name="T15">0 +</text:span><text:span text:style-name="T13"> 1 + 2 + 1) / </text:span><text:span text:style-name="T15">8</text:span><text:span text:style-name="T13"> = </text:span><text:span text:style-name="T10">2.25</text:span><text:span text:style-name="T9"> </text:span></text:p>
      <text:p text:style-name="P11"><text:span text:style-name="T13"><text:tab/><text:tab/></text:span><text:span text:style-name="T9">nový stred:</text:span><text:span text:style-name="T13"> [0.</text:span><text:span text:style-name="T15">13</text:span><text:span text:style-name="T13">, </text:span><text:span text:style-name="T15">2.13</text:span><text:span text:style-name="T13"> , 2.</text:span><text:span text:style-name="T15">25</text:span><text:span text:style-name="T13">]</text:span></text:p>
      <text:p text:style-name="P11"><text:span text:style-name="T13"/></text:p>
      <text:p text:style-name="P15"><text:span text:style-name="T12"><text:tab/></text:span><text:span text:style-name="T8">3. zhluk</text:span><text:span text:style-name="T12"> (stred : </text:span><text:span text:style-name="T14">[</text:span><text:span text:style-name="T12">4.2</text:span><text:span text:style-name="T14">, 0.</text:span><text:span text:style-name="T12">8</text:span><text:span text:style-name="T14">, </text:span><text:span text:style-name="T12">0</text:span><text:span text:style-name="T14">]</text:span><text:span text:style-name="T12">)</text:span></text:p>
      <text:p text:style-name="P14"><text:span text:style-name="T12"><text:tab/><text:tab/></text:span><text:span text:style-name="T8">body:</text:span><text:span text:style-name="T12"> [4, 0, 0], [5, 1, 1], [5, -1, -1], [6, 0, 0]</text:span></text:p>
      <text:p text:style-name="P11"><text:span text:style-name="T12"><text:tab/><text:tab/></text:span><text:span text:style-name="T9">výpočet nového stredu:</text:span></text:p>
      <text:p text:style-name="P11"><text:span text:style-name="T13"><text:tab/></text:span><text:span text:style-name="T12"><text:tab/><text:tab/>x = </text:span><text:span text:style-name="T13">(4 + 5 + 5 + 6 ) / </text:span><text:span text:style-name="T15">4</text:span><text:span text:style-name="T13"> = </text:span><text:span text:style-name="T10">5</text:span></text:p>
      <text:p text:style-name="P11"><text:span text:style-name="T13"><text:tab/><text:tab/><text:tab/>y = (0 + 1 - 1 + 0 ) / </text:span><text:span text:style-name="T15">4 </text:span><text:span text:style-name="T13">= </text:span><text:span text:style-name="T10">0</text:span></text:p>
      <text:p text:style-name="P11"><text:span text:style-name="T13"><text:tab/><text:tab/><text:tab/>z = (0 + 1 - 1 + 0 </text:span><text:span text:style-name="T15">)</text:span><text:span text:style-name="T13"> / </text:span><text:span text:style-name="T15">4</text:span><text:span text:style-name="T13"> = </text:span><text:span text:style-name="T9">0</text:span></text:p>
      <text:p text:style-name="P11"><text:span text:style-name="T13"><text:tab/><text:tab/></text:span><text:span text:style-name="T9">nový stred:</text:span><text:span text:style-name="T13"> [</text:span><text:span text:style-name="T15">5</text:span><text:span text:style-name="T13">, 0, 0]</text:span></text:p>
      <text:p text:style-name="P23"><text:span text:style-name="T18">3</text:span>. iterácia:</text:p>
      <text:p text:style-name="P21"><text:span text:style-name="T8">pôvodné stredy:</text:span> [-3,-1,-3], [0.13, 2.13, 2.25], [5, 0, 0]</text:p>
      <text:p text:style-name="P21"/>
      <text:p text:style-name="P12"><text:span text:style-name="T8"><text:tab/>1. zhluk</text:span> (stred : [-3, -1, -3]):</text:p>
      <text:p text:style-name="P12"><text:tab/><text:tab/><text:span text:style-name="T8">body: </text:span></text:p>
      <text:p text:style-name="P12"><text:tab/><text:tab/><text:span text:style-name="T8">výpočet nového stredu:</text:span> V tejto iterácii, sme do zhluku nepridali žiaden bod, nový stred = pôvodný stred</text:p>
      <text:p text:style-name="P12"><text:tab/><text:tab/><text:span text:style-name="T9">nový stred:</text:span><text:span text:style-name="T17"> </text:span>[-3, -1, -3] - <text:s/><text:span text:style-name="T11">nezmenil sa</text:span></text:p>
      <text:p text:style-name="P12"/>
      <text:p text:style-name="P13"><text:tab/><text:span text:style-name="T8">2. zhluk</text:span> (stred : <text:span text:style-name="T12">[0.13, 2.13, 2.25]):</text:span></text:p>
      <text:p text:style-name="P12"><text:span text:style-name="T12"><text:tab/><text:tab/></text:span><text:span text:style-name="T8">body:</text:span><text:span text:style-name="T12"> [0, 1, 4], [-1, 1, 3], [-1, -1, 3], [1, 0, 4], [1, 4, 0], [2, 3, 1], [0, 4, 2], [-1, 5, 1]</text:span></text:p>
      <text:p text:style-name="P8"><text:span text:style-name="T4"><text:tab/><text:tab/></text:span><text:span text:style-name="T7">výpočet nového stredu:</text:span></text:p>
      <text:p text:style-name="P8"><text:span text:style-name="T4"><text:tab/><text:tab/><text:tab/>x = </text:span><text:span text:style-name="T5">(0 - 1 - 1 + 1 + </text:span><text:span text:style-name="T6">1</text:span><text:span text:style-name="T5"> + </text:span><text:span text:style-name="T6">2</text:span><text:span text:style-name="T5"> </text:span><text:span text:style-name="T6">+ 0 – 1</text:span><text:span text:style-name="T5">) / </text:span><text:span text:style-name="T6">8 </text:span><text:span text:style-name="T5">= </text:span><text:span text:style-name="T6">0.125 </text:span><text:span text:style-name="Strong_20_Emphasis"><text:span text:style-name="T20">≐ </text:span></text:span><text:span text:style-name="Strong_20_Emphasis"><text:span text:style-name="T21">0.13</text:span></text:span></text:p>
      <text:p text:style-name="P8"><text:span text:style-name="T5"><text:tab/><text:tab/><text:tab/>y = (1 + 1 - 1 + 0 + </text:span><text:span text:style-name="T6">4 +</text:span><text:span text:style-name="T5"> 3 + 4 + 5) / </text:span><text:span text:style-name="T6">8</text:span><text:span text:style-name="T5"> = </text:span><text:span text:style-name="T6">2.125 </text:span><text:span text:style-name="Strong_20_Emphasis"><text:span text:style-name="T20">≐</text:span></text:span><text:span text:style-name="Strong_20_Emphasis"><text:span text:style-name="T19"> </text:span></text:span><text:span text:style-name="Strong_20_Emphasis"><text:span text:style-name="T21">2.13</text:span></text:span></text:p>
      <text:p text:style-name="P12"><text:span text:style-name="T13"><text:tab/><text:tab/><text:tab/>z = (4 + 3 + 3 + 4 + </text:span><text:span text:style-name="T15">0 +</text:span><text:span text:style-name="T13"> 1 + 2 + 1) / </text:span><text:span text:style-name="T15">8</text:span><text:span text:style-name="T13"> = </text:span><text:span text:style-name="T10">2.25</text:span><text:span text:style-name="T9"> </text:span></text:p>
      <text:p text:style-name="P12"><text:span text:style-name="T13"><text:tab/><text:tab/></text:span><text:span text:style-name="T9">nový stred:</text:span><text:span text:style-name="T13"> [0.</text:span><text:span text:style-name="T15">13</text:span><text:span text:style-name="T13">, </text:span><text:span text:style-name="T15">2.13</text:span><text:span text:style-name="T13"> , 2.</text:span><text:span text:style-name="T15">25</text:span><text:span text:style-name="T13">] – </text:span><text:span text:style-name="T11">nezmenil sa</text:span></text:p>
      <text:p text:style-name="P12"><text:span text:style-name="T13"/></text:p>
      <text:p text:style-name="P16"><text:span text:style-name="T12"><text:tab/></text:span><text:span text:style-name="T8">3. zhluk</text:span><text:span text:style-name="T12"> (stred : </text:span><text:span text:style-name="T14">[5, 0, 0]</text:span><text:span text:style-name="T12">)</text:span></text:p>
      <text:p text:style-name="P15"><text:span text:style-name="T12"><text:tab/><text:tab/></text:span><text:span text:style-name="T8">body:</text:span><text:span text:style-name="T12"> [4, 0, 0], [5, 1, 1], [5, -1, -1], [6, 0, 0]</text:span></text:p>
      <text:p text:style-name="P12"><text:span text:style-name="T12"><text:tab/><text:tab/></text:span><text:span text:style-name="T9">výpočet nového stredu:</text:span></text:p>
      <text:p text:style-name="P12"><text:span text:style-name="T13"><text:tab/></text:span><text:span text:style-name="T12"><text:tab/><text:tab/>x = </text:span><text:span text:style-name="T13">(4 + 5 + 5 + 6 ) / </text:span><text:span text:style-name="T15">4</text:span><text:span text:style-name="T13"> = </text:span><text:span text:style-name="T10">5</text:span></text:p>
      <text:p text:style-name="P12"><text:span text:style-name="T13"><text:tab/><text:tab/><text:tab/>y = (0 + 1 - 1 + 0 ) / </text:span><text:span text:style-name="T15">4 </text:span><text:span text:style-name="T13">= </text:span><text:span text:style-name="T10">0</text:span></text:p>
      <text:p text:style-name="P12"><text:span text:style-name="T13"><text:tab/><text:tab/><text:tab/>z = (0 + 1 - 1 + 0 </text:span><text:span text:style-name="T15">)</text:span><text:span text:style-name="T13"> / </text:span><text:span text:style-name="T15">4</text:span><text:span text:style-name="T13"> = </text:span><text:span text:style-name="T9">0</text:span></text:p>
      <text:p text:style-name="P12"><text:span text:style-name="T13"><text:tab/><text:tab/></text:span><text:span text:style-name="T9">nový stred:</text:span><text:span text:style-name="T13"> [</text:span><text:span text:style-name="T15">5</text:span><text:span text:style-name="T13">, 0, 0] – </text:span><text:span text:style-name="T11">nezmenil sa</text:span></text:p>
      <text:p text:style-name="P12"><text:span text:style-name="T11"/></text:p>
      <text:p text:style-name="P26"><text:span text:style-name="T11">N</text:span><text:span text:style-name="T8">ezmenil sa obsah zhlukov, a ani stredy zhlukov =&gt; máme výsledok a nepokračujeme ďalej</text:span></text:p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F Pro Text" svg:font-family="'SF Pro Text'" style:font-pitch="variable"/>
    <style:font-face style:name="FreeSerif" svg:font-family="FreeSerif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1" fo:font-family="FreeSans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1T15:38:40.008982157</meta:creation-date>
    <dc:date>2020-04-21T16:24:08.879612875</dc:date>
    <meta:editing-duration>PT58S</meta:editing-duration>
    <meta:editing-cycles>1</meta:editing-cycles>
    <meta:document-statistic meta:table-count="0" meta:image-count="0" meta:object-count="0" meta:page-count="2" meta:paragraph-count="73" meta:word-count="751" meta:character-count="3240" meta:non-whitespace-character-count="2425"/>
    <meta:generator>LibreOffice/6.3.5.2$Linux_X86_64 LibreOffice_project/30$Build-2</meta:generator>
  </office:meta>
</office:document-meta>
</file>